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932a4" officeooo:paragraph-rsid="000932a4"/>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932a4" officeooo:paragraph-rsid="000932a4" style:font-weight-asian="bold" style:font-weight-complex="bold"/>
    </style:style>
    <style:style style:name="P4" style:family="paragraph" style:parent-style-name="Standard">
      <style:paragraph-properties fo:margin-left="0cm" fo:margin-right="0cm" fo:text-indent="0cm" style:auto-text-indent="false" style:writing-mode="lr-tb"/>
      <style:text-properties fo:background-color="#ffff00"/>
    </style:style>
    <style:style style:name="P5" style:family="paragraph" style:parent-style-name="Standard">
      <style:paragraph-properties fo:margin-left="0cm" fo:margin-right="0cm" fo:text-indent="0cm" style:auto-text-indent="false" style:writing-mode="lr-tb"/>
    </style:style>
    <style:style style:name="P6" style:family="paragraph" style:parent-style-name="Standard" style:list-style-name="L1">
      <style:paragraph-properties style:writing-mode="lr-tb"/>
      <style:text-properties officeooo:rsid="000e49c0" officeooo:paragraph-rsid="000e49c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1a15e4" loext:opacity="100%" officeooo:rsid="000932a4"/>
    </style:style>
    <style:style style:name="T5" style:family="text">
      <style:text-properties fo:color="#ff0000" loext:opacity="100%" fo:font-style="italic" style:font-style-asian="italic" style:font-style-complex="italic"/>
    </style:style>
    <style:style style:name="T6" style:family="text">
      <style:text-properties officeooo:rsid="000b5509"/>
    </style:style>
    <style:style style:name="T7" style:family="text">
      <style:text-properties fo:color="#1d1ce3" loext:opacity="100%"/>
    </style:style>
    <style:style style:name="T8" style:family="text">
      <style:text-properties fo:color="#1d1ce3" loext:opacity="100%" officeooo:rsid="000b5509"/>
    </style:style>
    <style:style style:name="T9" style:family="text">
      <style:text-properties fo:color="#1d1ce3" loext:opacity="100%" officeooo:rsid="000cb96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tours de Frédéric sur le manuel</text:p>
      <text:p text:style-name="P1"/>
      <text:p text:style-name="P2">Bonjour et désolé de ne pas avoir regardé plus tôt</text:p>
      <text:p text:style-name="P2">J’espère avoir bien compris l’objet de ce manuel : pour moi, ce doit être la bible de nos amis de la DDAR en charge de la diffusion sur mesure.</text:p>
      <text:p text:style-name="P2"/>
      <text:p text:style-name="P2">Préface=&gt; Supprimer a priori</text:p>
      <text:p text:style-name="P2"/>
      <text:p text:style-name="P2">Introduction =&gt; prop de texte minimal</text:p>
      <text:p text:style-name="P2">La présente édition est la première version du manuel pour la gestion de la confidentialité à l’Insee.</text:p>
      <text:p text:style-name="P2">Ce manuel fournit un première réponse à la recommandation de la mission de l’inspection générale pour la diffusion sur mesure [retrouver la référence Gecodoc].</text:p>
      <text:p text:style-name="P2">Il s’inspire du manuel européen écrit par des auteurs de référence.</text:p>
      <text:p text:style-name="P2">Il ajoute une dimension opérationnelle au travers de plusieurs cas pratiques.</text:p>
      <text:p text:style-name="P2">Décrire le cheminement intellectuel et l’enchaînement des parties</text:p>
      <text:p text:style-name="P2"/>
      <text:p text:style-name="P2">Partie 2 : avant les règles il faut donner un tout petit peu de contexte. Reprendre les éléments de la note au CD. Référencer l’article de P. Redor dans le courrier des stat. L’esprit est qu’on se fixe des règles pour simplifier l’application mais que l’objectif est avant tout de protéger l’information individuelle (de n’importe quel individu).</text:p>
      <text:list xml:id="list2413146473" text:style-name="L1">
        <text:list-item>
          <text:p text:style-name="P6">Protéger tous les individus</text:p>
        </text:list-item>
        <text:list-item>
          <text:p text:style-name="P6">Demander à l’UAJC de nous aider à compléter la partie règle</text:p>
        </text:list-item>
      </text:list>
      <text:p text:style-name="P2"/>
      <text:p text:style-name="P2">Partie 3</text:p>
      <text:p text:style-name="P2">§3.6 donner des exemples ou décrire un peu là où on va pouvoir croiser de l’information</text:p>
      <text:p text:style-name="P2">§3.7 =&gt; renvoyer sur le paragraphe « Analyse de la demande » - <text:span text:style-name="T4">trouver comment on fait des liens entre différentes parties du document</text:span></text:p>
      <text:p text:style-name="P2"/>
      <text:p text:style-name="P2">Partie 4</text:p>
      <text:p text:style-name="P2">Il ne faut pas forcément décrire ce que l’on fait dans l’équipe mais se mettre dans la peau de l’utilisateur du manuel et lui dire ce qu’il doit faire (un peu façon <text:span text:style-name="T3">checklist</text:span>)</text:p>
      <text:p text:style-name="P4">Par exemple, §4.1.1 à renommer plus simplement « vérifier que <text:span text:style-name="T1">toutes</text:span> les informations nécessaires à la gestion de la confidentialité sont disponibles ».</text:p>
      <text:p text:style-name="P2">Dans le 4.1.2, donner le motif de séparation en sous-demande : <text:span text:style-name="T5">réduire le volume de données traitées et la complexité de l’algorithme de pose du secret</text:span>. <text:span text:style-name="T8">Poser la question à Julien, </text:span><text:span text:style-name="T9">ça n’est pas ça</text:span><text:span text:style-name="T6">.</text:span></text:p>
      <text:p text:style-name="P2">Ce pourrait être intéressant de <text:span text:style-name="T2">filer un exemple sur une demande « type »</text:span>, relativement simple mais qui permette d’illustrer les étapes.</text:p>
      <text:p text:style-name="P2">J’ai l’impression que le §4.2 et le §4.3 sont déjà dans le §4.1.</text:p>
      <text:p text:style-name="P2">Les deux autres exemples peuvent apporter des compléments, donc ne pas forcément les enlever.</text:p>
      <text:p text:style-name="P2"/>
      <text:p text:style-name="P2">Partie 5</text:p>
      <text:p text:style-name="P2">Cette partie est la déclinaison opérationnelle de la partie 4.</text:p>
      <text:p text:style-name="P2">La partie 5.2 sur l’usage de rtauargus doit être complétée.</text:p>
      <text:p text:style-name="P2">Un exemple de programme pas à pas avec une pose de masque serait le bienvenu pour rendre concret la pose de secret.</text:p>
      <text:p text:style-name="P2">Le 5.3.2 doit se retrouver dans la partie sur l’usage. Il manque le .hrc, non ?<text:span text:style-name="T7"> </text:span><text:span text:style-name="T8">Le .hrc est un document en entrée, c’est un document qu’on donne à TauArgus est pas une sortie. Sans doute rajouter une partie sur les inputs.</text:span></text:p>
      <text:p text:style-name="P2">Coquille sur algorithme (y’en a d’autres ailleurs mais ce n’est pas le moment de les chasser)</text:p>
      <text:p text:style-name="P2"/>
      <text:p text:style-name="P2">Partie 6 : </text:p>
      <text:p text:style-name="P2"><text:soft-page-break/>Je trouve les fiches longues pour des fiches pratiques : on est plutôt sur du A à Z.</text:p>
      <text:p text:style-name="P2">Le § « Analyser le journal » me semblerait bien en partie 5.2</text:p>
      <text:p text:style-name="P2">On pourrait imaginer la partie 6 comme une déclinaison de la partie 5 sur des exemples concrets / cas d’usage particuliers mais la partie 5 doit jouer le rôle de situation de référence.</text:p>
      <text:p text:style-name="P2"/>
      <text:p text:style-name="P2">On a des vignettes sur rtauargus : elles peuvent probablement être appelées depuis la partie 6.</text:p>
      <text:p text:style-name="P2"/>
      <text:p text:style-name="P2">Voilà pour un premier retour, un peu copieux, désolé !</text:p>
      <text:p text:style-name="P2"/>
      <text:p text:style-name="P2">Frederi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fr" fo:country="FR" style:font-name-asian="Calibri" style:font-family-asian="Calibri"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lara Baudry</meta:initial-creator>
    <meta:creation-date>2024-01-11T16:37:36.086000000</meta:creation-date>
    <dc:date>2024-01-12T18:24:05.891000000</dc:date>
    <dc:creator>Clara Baudry</dc:creator>
    <meta:editing-duration>PT7H16M19S</meta:editing-duration>
    <meta:editing-cycles>3</meta:editing-cycles>
    <meta:generator>LibreOffice/7.4.7.2$Windows_X86_64 LibreOffice_project/723314e595e8007d3cf785c16538505a1c878ca5</meta:generator>
    <meta:document-statistic meta:table-count="0" meta:image-count="0" meta:object-count="0" meta:page-count="2" meta:paragraph-count="36" meta:word-count="580" meta:character-count="3306" meta:non-whitespace-character-count="2763"/>
  </office:meta>
</office:document-meta>
</file>